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Palatino Linotype" officeooo:rsid="0012d899" officeooo:paragraph-rsid="00169be9"/>
    </style:style>
    <style:style style:name="P2" style:family="paragraph" style:parent-style-name="Standard">
      <style:text-properties style:font-name="Palatino Linotype" officeooo:rsid="00169be9" officeooo:paragraph-rsid="00169be9"/>
    </style:style>
    <style:style style:name="P3" style:family="paragraph" style:parent-style-name="Standard">
      <style:text-properties officeooo:rsid="001d86dc" officeooo:paragraph-rsid="001d86dc"/>
    </style:style>
    <style:style style:name="P4" style:family="paragraph" style:parent-style-name="Standard">
      <style:text-properties style:font-name="Liberation Serif"/>
    </style:style>
    <style:style style:name="P5" style:family="paragraph" style:parent-style-name="Standard">
      <style:text-properties style:font-name="Liberation Serif" officeooo:rsid="00169be9" officeooo:paragraph-rsid="00169be9"/>
    </style:style>
    <style:style style:name="P6" style:family="paragraph" style:parent-style-name="Standard">
      <style:text-properties style:font-name="Liberation Serif" fo:font-style="italic" style:font-style-asian="italic" style:font-style-complex="italic"/>
    </style:style>
    <style:style style:name="P7" style:family="paragraph" style:parent-style-name="Standard">
      <style:text-properties style:font-name="Liberation Serif" fo:font-style="italic" officeooo:rsid="0012d899" officeooo:paragraph-rsid="0012d899" style:font-style-asian="italic" style:font-style-complex="italic"/>
    </style:style>
    <style:style style:name="P8" style:family="paragraph" style:parent-style-name="Standard">
      <style:text-properties style:font-name="Liberation Serif" officeooo:rsid="001d86dc" officeooo:paragraph-rsid="001d86dc"/>
    </style:style>
    <style:style style:name="P9" style:family="paragraph" style:parent-style-name="Standard">
      <style:text-properties style:font-name="Liberation Serif" officeooo:rsid="001f00ad" officeooo:paragraph-rsid="001f00ad"/>
    </style:style>
    <style:style style:name="P10" style:family="paragraph" style:parent-style-name="Standard">
      <style:text-properties style:font-name="Liberation Serif" officeooo:rsid="001f00ad" officeooo:paragraph-rsid="0028d1dd"/>
    </style:style>
    <style:style style:name="P11" style:family="paragraph" style:parent-style-name="Standard">
      <style:text-properties style:font-name="Liberation Serif" officeooo:rsid="0025c8ce" officeooo:paragraph-rsid="0025c8ce"/>
    </style:style>
    <style:style style:name="P12" style:family="paragraph" style:parent-style-name="Standard">
      <style:text-properties style:font-name="Liberation Serif" officeooo:rsid="00288198" officeooo:paragraph-rsid="00288198"/>
    </style:style>
    <style:style style:name="P13" style:family="paragraph" style:parent-style-name="Standard">
      <style:text-properties style:font-name="Liberation Serif" officeooo:rsid="0028d1dd" officeooo:paragraph-rsid="0028d1dd"/>
    </style:style>
    <style:style style:name="P14" style:family="paragraph" style:parent-style-name="Standard">
      <style:text-properties style:font-name="Liberation Serif" officeooo:rsid="00293e96" officeooo:paragraph-rsid="00293e96"/>
    </style:style>
    <style:style style:name="P15" style:family="paragraph" style:parent-style-name="Standard">
      <style:text-properties style:font-name="Liberation Serif" officeooo:rsid="00293e96" officeooo:paragraph-rsid="001f00ad"/>
    </style:style>
    <style:style style:name="P16" style:family="paragraph" style:parent-style-name="Standard">
      <style:text-properties style:font-name="Liberation Serif" officeooo:rsid="00293e96" officeooo:paragraph-rsid="00321fc8"/>
    </style:style>
    <style:style style:name="P17" style:family="paragraph" style:parent-style-name="Standard">
      <style:text-properties style:font-name="Liberation Serif" officeooo:rsid="00293e96" officeooo:paragraph-rsid="00351f14"/>
    </style:style>
    <style:style style:name="P18" style:family="paragraph" style:parent-style-name="Standard">
      <style:text-properties style:font-name="Liberation Serif" officeooo:rsid="0029c427" officeooo:paragraph-rsid="0029c427"/>
    </style:style>
    <style:style style:name="P19" style:family="paragraph" style:parent-style-name="Standard">
      <style:text-properties style:font-name="Liberation Serif" officeooo:rsid="002c878b" officeooo:paragraph-rsid="002c878b"/>
    </style:style>
    <style:style style:name="P20" style:family="paragraph" style:parent-style-name="Standard">
      <style:text-properties style:font-name="Liberation Serif" officeooo:rsid="002dceef" officeooo:paragraph-rsid="002dceef"/>
    </style:style>
    <style:style style:name="P21" style:family="paragraph" style:parent-style-name="Standard">
      <style:text-properties style:font-name="Liberation Serif" officeooo:rsid="00302e82" officeooo:paragraph-rsid="00302e82"/>
    </style:style>
    <style:style style:name="P22" style:family="paragraph" style:parent-style-name="Standard">
      <style:text-properties style:font-name="Liberation Serif" officeooo:rsid="0035ac9d" officeooo:paragraph-rsid="0035ac9d"/>
    </style:style>
    <style:style style:name="P23" style:family="paragraph" style:parent-style-name="Standard">
      <style:text-properties officeooo:rsid="0023ca34" officeooo:paragraph-rsid="0023ca34"/>
    </style:style>
    <style:style style:name="P24" style:family="paragraph" style:parent-style-name="Standard">
      <style:text-properties style:font-name="Liberation Serif" officeooo:rsid="00293e96" officeooo:paragraph-rsid="00293e96"/>
    </style:style>
    <style:style style:name="P25" style:family="paragraph" style:parent-style-name="Standard">
      <style:text-properties style:font-name="Liberation Serif" officeooo:rsid="00293e96" officeooo:paragraph-rsid="0036f20e"/>
    </style:style>
    <style:style style:name="P26" style:family="paragraph" style:parent-style-name="Standard">
      <style:text-properties style:font-name="Liberation Serif" officeooo:rsid="0035ac9d" officeooo:paragraph-rsid="0035ac9d"/>
    </style:style>
    <style:style style:name="P27" style:family="paragraph" style:parent-style-name="Text_20_body">
      <style:text-properties fo:language="cs" fo:country="CZ" fo:font-style="italic" style:font-style-asian="italic" style:font-style-complex="italic"/>
    </style:style>
    <style:style style:name="T1" style:family="text">
      <style:text-properties style:font-name="Liberation Serif"/>
    </style:style>
    <style:style style:name="T2" style:family="text">
      <style:text-properties officeooo:rsid="0021adf1"/>
    </style:style>
    <style:style style:name="T3" style:family="text">
      <style:text-properties officeooo:rsid="0023ca34"/>
    </style:style>
    <style:style style:name="T4" style:family="text">
      <style:text-properties officeooo:rsid="0028d1dd"/>
    </style:style>
    <style:style style:name="T5" style:family="text">
      <style:text-properties officeooo:rsid="0028d96a"/>
    </style:style>
    <style:style style:name="T6" style:family="text">
      <style:text-properties officeooo:rsid="002a1385"/>
    </style:style>
    <style:style style:name="T7" style:family="text">
      <style:text-properties officeooo:rsid="002f27e2"/>
    </style:style>
    <style:style style:name="T8" style:family="text">
      <style:text-properties officeooo:rsid="003179a6"/>
    </style:style>
    <style:style style:name="T9" style:family="text">
      <style:text-properties officeooo:rsid="00351f1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Hejtman Petera si zajímavě přivydělává</text:p>
      <text:p text:style-name="P14"><text:a xlink:type="simple" xlink:href="http://praha.idnes.cz/privydelky-politiku-stredoceskeho-kraje-f1l-/praha-zpravy.aspx?c=A160722_2261239_praha-zpravy_nub" text:style-name="Internet_20_link" text:visited-style-name="Visited_20_Internet_20_Link">http://praha.idnes.cz/privydelky-politiku-stredoceskeho-kraje-f1l-/praha-zpravy.aspx?c=A160722_2261239_praha-zpravy_nub</text:a></text:p>
      <text:p text:style-name="P4"/>
      <text:p text:style-name="P18">Přerozdělovací hysterie vrcholí</text:p>
      <text:p text:style-name="P2"><text:a xlink:type="simple" xlink:href="https://twitter.com/Milos_Petera/status/748174241858727936" text:style-name="Internet_20_link" text:visited-style-name="Visited_20_Internet_20_Link"><text:span text:style-name="T1">https://twitter.com/Milos_Petera/status/748174241858727936</text:span></text:a></text:p>
      <text:p text:style-name="P27">Dobrá zpráva: včera jsme na zastupitelstvu schválili další peníze na rozvoj škol a budování vodovodů a kanalizací. 80 milionů bude pomáhat!</text:p>
      <text:p text:style-name="P5">tak určitě </text:p>
      <text:p text:style-name="P1"><text:a xlink:type="simple" xlink:href="http://www.starostove-nezavisli.cz/regiony/stredocesky-kraj/tiskove-zpravy/rakusan-stredocesky-klientelismus-pred-volbami-vrcholi-stredocesky-kraj.html" text:style-name="Internet_20_link" text:visited-style-name="Visited_20_Internet_20_Link"><text:span text:style-name="T1">http://www.starostove-nezavisli.cz/regiony/stredocesky-kraj/tiskove-zpravy/rakusan-stredocesky-klientelismus-pred-volbami-vrcholi-stredocesky-kraj.html</text:span></text:a></text:p>
      <text:p text:style-name="P7">"Dodatečných 70 milionů korun bylo přiděleno na vodohospodářskou infrastrukturu, ale pouze vybrané obce o tom věděly a mohly se přihlásit. Stovky dalších, které se v dubnu dověděly, že kraj nemá peníze na uspokojení jejich žádostí, lidově řečeno ostrouhaly mrkvičku.", konstatuje Vít Rakušan (STAN), kandidát na hejtmana.</text:p>
      <text:p text:style-name="P6">Další politicky motivované přidělování peněz pokračovalo. Dolní Břežany, které realizují největší dostavbu základní školy v celém Středočeském kraji, se svoji žádosti o pomoc při spolufinancování neuspěly. Naopak větší a bohatší Hořovice a Kutná Hora si odnesou celkem 32 milionů na sportovní haly. </text:p>
      <text:p text:style-name="P6">Jaký je mezi žádostmi rozdíl? Ten, že v Dolních Břežanech je starostou opoziční zastupitel Michalik (STAN), ale v Kutné Hoře je místostarostkou krajská radní za ČSSD Moravčíková a v Hořovicích je starostou krajský radní za ČSSD Peřina.</text:p>
      <text:p text:style-name="P8">Není nad vedení kraje, které sune jednu malou domů za druhou. </text:p>
      <text:p text:style-name="P8"/>
      <text:p text:style-name="P11">S tím samozřejmě souvisí i </text:p>
      <text:p text:style-name="P11"><text:a xlink:type="simple" xlink:href="http://praha.idnes.cz/stredocesky-kraj-je-treti-nejzadluzenejsi-f2o-/praha-zpravy.aspx?c=A151229_2214779_praha-zpravy_kol" text:style-name="Internet_20_link" text:visited-style-name="Visited_20_Internet_20_Link">http://praha.idnes.cz/stredocesky-kraj-je-treti-nejzadluzenejsi-f2o-/praha-zpravy.aspx?c=A151229_2214779_praha-zpravy_kol</text:a></text:p>
      <text:p text:style-name="P11"/>
      <text:p text:style-name="P11">A kraj se může pochlubit i dalšími rekordy</text:p>
      <text:p text:style-name="P11"><text:a xlink:type="simple" xlink:href="http://www.socialni-zaclenovani.cz/vyloucenych-lokalit-je-ve-stredoceskem-kraji-ctyriasedesat" text:style-name="Internet_20_link" text:visited-style-name="Visited_20_Internet_20_Link">http://www.socialni-zaclenovani.cz/vyloucenych-lokalit-je-ve-stredoceskem-kraji-ctyriasedesat</text:a></text:p>
      <text:p text:style-name="P11"/>
      <text:p text:style-name="P12">V souvislosti s tím jsou roztomilé obědy jen pro malé Árijce <text:span text:style-name="T5">s průkazem původu (zřejmě)</text:span></text:p>
      <text:p text:style-name="P12"><text:a xlink:type="simple" xlink:href="http://www.ceskatelevize.cz/ct24/domaci/1821602-penize-na-obedy-pro-chude-deti-jsou-deset-kraju-je-ale-nechce" text:style-name="Internet_20_link" text:visited-style-name="Visited_20_Internet_20_Link">http://www.ceskatelevize.cz/ct24/domaci/1821602-penize-na-obedy-pro-chude-deti-jsou-deset-kraju-je-ale-nechce</text:a></text:p>
      <text:p text:style-name="P12"/>
      <text:p text:style-name="P13">Uprchlický populismus 1</text:p>
      <text:p text:style-name="P10"><text:a xlink:type="simple" xlink:href="http://kolinsky.denik.cz/zpravy_region/nymbursky-toto-je-valka-na-kterou-musi-spicky-eu-reagovat-tvrde-20160322.html" text:style-name="Internet_20_link" text:visited-style-name="Visited_20_Internet_20_Link"><text:span text:style-name="T4">http://kolinsky.denik.cz/zpravy_region/nymbursky-toto-je-valka-na-kterou-musi-spicky-eu-reagovat-tvrde-20160322.html</text:span></text:a></text:p>
      <text:p text:style-name="P13">Tohle je skoro rozdmychávání nenávisti a šíření paniky. </text:p>
      <text:p text:style-name="P13"/>
      <text:p text:style-name="P8"><text:span text:style-name="T4">Uprchlický populismus 2 aka</text:span> imigrační vlna </text:p>
      <text:p text:style-name="P3"><text:a xlink:type="simple" xlink:href="http://domaci.ihned.cz/c1-65357190-hejtman-petera-si-vymyslel-uprchlickou-vlnu-s-chovancem-v-zadech-chce-chranit-pred-imigraci" text:style-name="Internet_20_link" text:visited-style-name="Visited_20_Internet_20_Link"><text:span text:style-name="T1">http://domaci.ihned.cz/c1-65357190-hejtman-petera-si-vymyslel-uprchlickou-vlnu-s-chovancem-v-zadech-chce-chranit-pred-imigraci</text:span></text:a><text:span text:style-name="T1"> </text:span></text:p>
      <text:p text:style-name="P23"><text:span text:style-name="T1">+ </text:span><text:a xlink:type="simple" xlink:href="http://www.kr-stredocesky.cz/web/urad/home/-/blogs/cviceni-proveri-pripravenost-stredoceskeho-kraje-na-pripadnou-migracni-vlnu;jsessionid=1B3389B7EABE7B081A9F0098D359E8E7.liferay_s2" text:style-name="Internet_20_link" text:visited-style-name="Visited_20_Internet_20_Link"><text:span text:style-name="T1">http://www.kr-stredocesky.cz/web/urad/home/-/blogs/cviceni-proveri-pripravenost-stredoceskeho-kraje-na-pripadnou-migracni-vlnu;jsessionid=1B3389B7EABE7B081A9F0098D359E8E7.liferay_s2</text:span></text:a></text:p>
      <text:p text:style-name="P9"><text:span text:style-name="T2">Vychcané p</text:span>opulistické gesto <text:span text:style-name="T3">za</text:span> s<text:span text:style-name="T3">p</text:span>oustu peněz, které by šlo investovat do skutečných problémů kraje <text:span text:style-name="T2">a ne do toho, aby si strana nahonila hlasy od té méně kriticky uvažující části voličů.</text:span></text:p>
      <text:p text:style-name="P15"/>
      <text:p text:style-name="P14"/>
      <text:p text:style-name="P19"><text:soft-page-break/><text:a xlink:type="simple" xlink:href="http://kolinsky.denik.cz/zpravy_region/oprava-veigertovskeho-domu-se-chyli-ke-konci-20160520.html" text:style-name="Internet_20_link" text:visited-style-name="Visited_20_Internet_20_Link">http://kolinsky.denik.cz/zpravy_region/oprava-veigertovskeho-domu-se-chyli-ke-konci-20160520.html</text:a></text:p>
      <text:p text:style-name="P19">kraj neproinvestoval dotaci, vedení podivně vysvětluje zdržení dostavby</text:p>
      <text:p text:style-name="P19"/>
      <text:p text:style-name="P20"><text:a xlink:type="simple" xlink:href="http://praha.idnes.cz/nedostatek-zubaru-ve-stredoceskem-kraji-ff1-/praha-zpravy.aspx?c=A160530_2249771_praha-zpravy_rsr" text:style-name="Internet_20_link" text:visited-style-name="Visited_20_Internet_20_Link">http://praha.idnes.cz/nedostatek-zubaru-ve-stredoceskem-kraji-ff1-/praha-zpravy.aspx?c=A160530_2249771_praha-zpravy_rsr</text:a></text:p>
      <text:p text:style-name="P20"><text:a xlink:type="simple" xlink:href="http://www.top09.cz/regiony/stredocesky-kraj/tiskove-zpravy-a-medialni-vystupy/do-stredoceskych-nemocnic-tecou-miliardy-korun-bez-koncepce-20542.html" text:style-name="Internet_20_link" text:visited-style-name="Visited_20_Internet_20_Link">http://www.top09.cz/regiony/stredocesky-kraj/tiskove-zpravy-a-medialni-vystupy/do-stredoceskych-nemocnic-tecou-miliardy-korun-bez-koncepce-20542.html</text:a></text:p>
      <text:p text:style-name="P20">v kraji chybí stomatologové, zdravotnictví jako takovému koncepce, kraj bezhlavě lije peníze do černých děr <text:span text:style-name="T7">nemocnic</text:span></text:p>
      <text:p text:style-name="P20"/>
      <text:p text:style-name="P21"><text:a xlink:type="simple" xlink:href="http://zpravy.aktualne.cz/domaci/telocvik-ucime-v-lavicich-potrebujeme-ctyri-miliardy-na-rozs/r~6d97e6beffc811e587030025900fea04/" text:style-name="Internet_20_link" text:visited-style-name="Visited_20_Internet_20_Link">http://zpravy.aktualne.cz/domaci/telocvik-ucime-v-lavicich-potrebujeme-ctyri-miliardy-na-rozs/r~6d97e6beffc811e587030025900fea04/</text:a></text:p>
      <text:p text:style-name="P21">školství v kraji kolabuje</text:p>
      <text:p text:style-name="P21">nejsou peníze, nejsou učitelé (zejména matematika a fyzika pro druhý stupeň – proč asi…) a nejsou prostory, kraj <text:span text:style-name="T8">dlouhodobě nezvládá </text:span>příliv rodin v minulém desetiletí</text:p>
      <text:p text:style-name="P16"/>
      <text:p text:style-name="P22">Fascinující je spolupráce s Čínou na několika frontách</text:p>
      <text:p text:style-name="P22">Zdravotnictví</text:p>
      <text:p text:style-name="P22"><text:a xlink:type="simple" xlink:href="http://boleslavsky.denik.cz/zpravy_region/cinska-medicina-v-boleslavi-nemocnice-chysta-novinku-20150620.html" text:style-name="Internet_20_link" text:visited-style-name="Visited_20_Internet_20_Link">http://boleslavsky.denik.cz/zpravy_region/cinska-medicina-v-boleslavi-nemocnice-chysta-novinku-20150620.html</text:a></text:p>
      <text:p text:style-name="P22"/>
      <text:p text:style-name="P22"/>
      <text:p text:style-name="P22">Výcvik pilotů</text:p>
      <text:p text:style-name="P22"><text:a xlink:type="simple" xlink:href="http://www.kr-stredocesky.cz/web/zahranicni-spoluprace/home/-/blogs/na-stredoceskem-letisti-se-budou-cvicit-cinsti-piloti" text:style-name="Internet_20_link" text:visited-style-name="Visited_20_Internet_20_Link">http://www.kr-stredocesky.cz/web/zahranicni-spoluprace/home/-/blogs/na-stredoceskem-letisti-se-budou-cvicit-cinsti-piloti</text:a></text:p>
      <text:p text:style-name="P22"><text:a xlink:type="simple" xlink:href="http://benesovsky.denik.cz/zpravy_region/laj-na-nesvacilskem-letisti-by-chteli-vycvik-cinskych-pilotu-20150927.html" text:style-name="Internet_20_link" text:visited-style-name="Visited_20_Internet_20_Link">http://benesovsky.denik.cz/zpravy_region/laj-na-nesvacilskem-letisti-by-chteli-vycvik-cinskych-pilotu-20150927.html</text:a></text:p>
      <text:p text:style-name="P22"/>
      <text:p text:style-name="P22"/>
      <text:p text:style-name="P22">Průmyslová zóna v Nymburku </text:p>
      <text:p text:style-name="P22"><text:a xlink:type="simple" xlink:href="https://www.kr-stredocesky.cz/web/urad/home/-/blogs/v-nymburce-byla-otevrena-prvni-cesko-cinska-prumyslova-zona" text:style-name="Internet_20_link" text:visited-style-name="Visited_20_Internet_20_Link">https://www.kr-stredocesky.cz/web/urad/home/-/blogs/v-nymburce-byla-otevrena-prvni-cesko-cinska-prumyslova-zona</text:a></text:p>
      <text:p text:style-name="P22"><text:a xlink:type="simple" xlink:href="http://nymbursky.denik.cz/zpravy_region/1-cesko-cinska-prumyslova-zona-byla-slavnostne-otevrena-20160226.html" text:style-name="Internet_20_link" text:visited-style-name="Visited_20_Internet_20_Link">http://nymbursky.denik.cz/zpravy_region/1-cesko-cinska-prumyslova-zona-byla-slavnostne-otevrena-20160226.html</text:a></text:p>
      <text:p text:style-name="P22"/>
      <text:p text:style-name="P22"/>
      <text:p text:style-name="P25">Možná taková drobnost, <text:span text:style-name="T6">navíc už starší, </text:span>ale zaujalo mne - zastupitel Hála (KSČM) sedí v zajímavé dozorčí radě</text:p>
      <text:p text:style-name="P25"><text:a xlink:type="simple" xlink:href="http://www.masbrdy.cz/doku.php?id=onas" text:style-name="Internet_20_link" text:visited-style-name="Visited_20_Internet_20_Link"><text:span text:style-name="T9">http://www.masbrdy.cz/doku.php?id=onas</text:span></text:a></text:p>
      <text:p text:style-name="P25"><text:a xlink:type="simple" xlink:href="http://turistika-brdy.cz/camsky-par-slov-o-nezavislosti-nekterych-podbrdskych-starostu-aneb-musime-si-pomahat-6101" text:style-name="Internet_20_link" text:visited-style-name="Visited_20_Internet_20_Link">http://turistika-brdy.cz/camsky-par-slov-o-nezavislosti-nekterych-podbrdskych-starostu-aneb-musime-si-pomahat-6101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Palatino Linotype" svg:font-family="'Palatino Linotype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cs" fo:country="CZ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29T18:58:20.541000000</meta:creation-date>
    <dc:date>2016-07-31T19:23:11.592000000</dc:date>
    <meta:editing-duration>PT9H7M39S</meta:editing-duration>
    <meta:editing-cycles>34</meta:editing-cycles>
    <meta:generator>LibreOffice/5.1.3.2$Windows_X86_64 LibreOffice_project/644e4637d1d8544fd9f56425bd6cec110e49301b</meta:generator>
    <meta:document-statistic meta:table-count="0" meta:image-count="0" meta:object-count="0" meta:page-count="2" meta:paragraph-count="44" meta:word-count="348" meta:character-count="4480" meta:non-whitespace-character-count="4167"/>
  </office:meta>
</office:document-meta>
</file>